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RecentProject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adRecentProject.getRecentFil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RecentProject.setRecentFile( int index ,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RecentProject.updateRecentFileMenuItems( List menuItems , String loaded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oadRecentProject.getRecentFileMenuIte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oadRecentProject.getRecentFile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adRecentProject.getShortcutKey( int ind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oadRecentProject.updateMenuItems( List menuIte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adRecentProject.LoadRecen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RecentProject.getMenuItemDisplayNam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adRecentProjec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